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" style:family="table">
      <style:table-properties style:width="17.011cm" fo:margin-left="0cm" fo:margin-right="-0.012cm" table:align="margins"/>
    </style:style>
    <style:style style:name="tabDecompte.A" style:family="table-column">
      <style:table-column-properties style:column-width="9.92cm" style:rel-column-width="38220*"/>
    </style:style>
    <style:style style:name="tabDecompte.B" style:family="table-column">
      <style:table-column-properties style:column-width="2.355cm" style:rel-column-width="9070*"/>
    </style:style>
    <style:style style:name="tabDecompte.C" style:family="table-column">
      <style:table-column-properties style:column-width="2.275cm" style:rel-column-width="8765*"/>
    </style:style>
    <style:style style:name="tabDecompte.D" style:family="table-column">
      <style:table-column-properties style:column-width="2.461cm" style:rel-column-width="9480*"/>
    </style:style>
    <style:style style:name="tabDecompte.A1" style:family="table-cell">
      <style:table-cell-properties fo:background-color="transparent" fo:padding="0cm" fo:border="none">
        <style:background-image/>
      </style:table-cell-properties>
    </style:style>
    <style:style style:name="tabDecompte.D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0pt" style:text-underline-style="none" style:font-size-asian="10pt" style:font-name-complex="Arial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0pt" style:text-underline-style="none" fo:background-color="transparent" style:font-size-asian="10pt" style:font-name-complex="Arial" style:font-size-complex="10pt"/>
    </style:style>
    <style:style style:name="P6" style:family="paragraph" style:parent-style-name="Standard">
      <style:text-properties style:font-name="Arial" fo:font-size="2pt" style:font-size-asian="2pt" style:font-size-complex="2pt"/>
    </style:style>
    <style:style style:name="T1" style:family="text">
      <style:text-properties fo:font-variant="normal" fo:text-transform="none" fo:font-size="11pt" fo:font-style="normal" fo:font-weight="normal" style:font-size-asian="11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Decompte" table:style-name="tabDecompte">
        <table:table-column table:style-name="tabDecompte.A"/>
        <table:table-column table:style-name="tabDecompte.B"/>
        <table:table-column table:style-name="tabDecompte.C"/>
        <table:table-column table:style-name="tabDecompte.D"/>
        <table:table-row>
          <table:table-cell table:style-name="tabDecompte.A1" office:value-type="string">
            <text:p text:style-name="P1">%=decompte=%</text:p>
          </table:table-cell>
          <table:table-cell table:style-name="tabDecompte.A1" office:value-type="string">
            <text:p text:style-name="P2"/>
          </table:table-cell>
          <table:table-cell table:style-name="tabDecompte.A1" office:value-type="string">
            <text:p text:style-name="P2"/>
          </table:table-cell>
          <table:table-cell table:style-name="tabDecompte.A1" office:value-type="string">
            <text:p text:style-name="P2"/>
          </table:table-cell>
        </table:table-row>
        <table:table-row>
          <table:table-cell table:style-name="tabDecompte.A1" office:value-type="string">
            <text:p text:style-name="P3"><text:span text:style-name="T1">%{retro}%</text:span>%=retro=%</text:p>
          </table:table-cell>
          <table:table-cell table:style-name="tabDecompte.A1" office:value-type="string">
            <text:p text:style-name="P3">%=nombreMois=%</text:p>
          </table:table-cell>
          <table:table-cell table:style-name="tabDecompte.A1" office:value-type="string">
            <text:p text:style-name="P3">%=montantMensuel=%</text:p>
          </table:table-cell>
          <table:table-cell table:style-name="tabDecompte.A1" office:value-type="string">
            <text:p text:style-name="P4">%=montantRetro=%</text:p>
          </table:table-cell>
        </table:table-row>
        <table:table-row>
          <table:table-cell table:style-name="tabDecompte.A1" office:value-type="string">
            <text:p text:style-name="P3"><text:span text:style-name="T1">%{future}%</text:span>%=future=%</text:p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3"/>
          </table:table-cell>
          <table:table-cell table:style-name="tabDecompte.D3" office:value-type="string">
            <text:p text:style-name="P3">%=montantFuture=%</text:p>
          </table:table-cell>
        </table:table-row>
        <table:table-row>
          <table:table-cell table:style-name="tabDecompte.A1" office:value-type="string">
            <text:p text:style-name="P3"><text:span text:style-name="T1">%{total}%</text:span>%=total=%</text:p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5">%=montantTotal=%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Mike Boillat</dc:creator>
    <dc:date>2012-05-08T11:09:58.07</dc:date>
    <meta:editing-cycles>6</meta:editing-cycles>
    <meta:editing-duration>PT25M7S</meta:editing-duration>
    <meta:document-statistic meta:table-count="1" meta:image-count="0" meta:object-count="0" meta:page-count="1" meta:paragraph-count="9" meta:word-count="9" meta:character-count="149"/>
    <meta:user-defined meta:name="Info 1"/>
    <meta:user-defined meta:name="Info 2"/>
    <meta:user-defined meta:name="Info 3"/>
    <meta:user-defined meta:name="Info 4"/>
  </office:meta>
</office:document-meta>
</file>